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2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3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6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9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number-columns-repeated="55" table:default-cell-style-name="ce3"/>
        <table:table-header-rows>
          <table:table-row table:style-name="ro1">
            <table:table-cell table:style-name="ce55" office:value-type="string" calcext:value-type="string">
              <text:p>DATA</text:p>
            </table:table-cell>
            <table:table-cell table:style-name="ce61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70"/>
            <table:table-cell table:style-name="ce72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5" office:value-type="string" calcext:value-type="string">
              <text:p>DATA</text:p>
            </table:table-cell>
            <table:table-cell table:style-name="ce79" office:value-type="string" calcext:value-type="string">
              <text:p>SALDO DEVEDOR</text:p>
            </table:table-cell>
            <table:table-cell table:style-name="ce72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6-01-08" calcext:value-type="date">
            <text:p>08/01/2026</text:p>
          </table:table-cell>
          <table:table-cell table:style-name="ce25" table:formula="of:=[.C2]-[.F2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7" office:value-type="string" calcext:value-type="string">
            <text:p>Mens. 08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3]-[.F3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7" office:value-type="string" calcext:value-type="string">
            <text:p>Mens. 09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4]-[.F4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7" office:value-type="string" calcext:value-type="string">
            <text:p>Mens. 10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5]-[.F5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7" office:value-type="string" calcext:value-type="string">
            <text:p>Mens. 11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6]-[.F6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7" office:value-type="string" calcext:value-type="string">
            <text:p>Mens. 12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7]-[.F7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/>
          <table:table-cell table:style-name="ce8"/>
          <table:table-cell table:style-name="ce13" table:number-columns-repeated="2"/>
          <table:table-cell table:style-name="ce19"/>
          <table:table-cell table:style-name="ce22"/>
          <table:table-cell table:style-name="ce23" office:value-type="string" calcext:value-type="string">
            <text:p>TOTAL</text:p>
          </table:table-cell>
          <table:table-cell table:style-name="ce66" table:formula="of:=SUM([.H2:.H7])" office:value-type="float" office:value="1450" calcext:value-type="float">
            <text:p>1.450,00</text:p>
          </table:table-cell>
          <table:table-cell table:style-name="ce72"/>
          <table:table-cell table:style-name="ce83" table:number-columns-repeated="55"/>
        </table:table-row>
        <table:table-row table:style-name="ro3" table:number-rows-repeated="3">
          <table:table-cell table:style-name="ce4"/>
          <table:table-cell table:style-name="ce9"/>
          <table:table-cell table:style-name="ce14" table:number-columns-repeated="2"/>
          <table:table-cell table:style-name="ce20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2">
          <table:table-cell table:style-name="ce4"/>
          <table:table-cell table:style-name="Default" table:number-columns-repeated="4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31989">
          <table:table-cell table:style-name="ce5"/>
          <table:table-cell table:style-name="ce30"/>
          <table:table-cell table:style-name="ce14" table:number-columns-repeated="2"/>
          <table:table-cell table:style-name="ce21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1016563">
          <table:table-cell table:number-columns-repeated="64"/>
        </table:table-row>
        <table:table-row table:style-name="ro4" table:number-rows-repeated="10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9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2P0"/>
    </number:number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  <number:text> </number:text>
      <number:am-pm/>
    </number:time-style>
    <number:percentage-style style:name="N147">
      <number:number number:decimal-places="1" number:min-decimal-places="1" number:min-integer-digits="1"/>
      <number:text>%</number:text>
    </number:percentage-style>
    <number:date-style style:name="N148">
      <number:month number:textual="true"/>
      <number:text> </number:text>
      <number:year/>
    </number:date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 </number:text>
      <number:month number:textual="true"/>
    </number:date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3P0"/>
      <style:map style:condition="value()&lt;0" style:apply-style-name="N153P1"/>
    </number:number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7">
      <number:text>-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2P0" style:volatile="true">
      <number:number number:min-integer-digits="1"/>
    </number:number-style>
    <number:number-style style:name="N172P1" style:volatile="true">
      <number:number number:min-integer-digits="1"/>
    </number:number-style>
    <number:number-style style:name="N172">
      <number:text>- DM""""""""""""""""""""""""""""""""""""""""""""""""""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14:38.302040700">00:00:00</text:time></text:span><text:span text:style-name="MT2"><text:s/></text:span></text:p>
        </style:region-center>
        <style:region-right>
          <text:p><text:span text:style-name="MT4">JS Com. Rações e Acessórios Ltda. - ME</text:span></text:p>
          <text:p><text:span text:style-name="MT2">Mauricio/Fausto/Evelyn - Tel.: 3241-2165 / 3241-129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S Com. Rações e Acessório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14:38.309187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34:44</meta:creation-date>
    <dc:date>2026-01-20T16:15:02.686626700</dc:date>
    <dc:language>pt-PT</dc:language>
    <meta:editing-cycles>428</meta:editing-cycles>
    <meta:editing-duration>PT13H21M40S</meta:editing-duration>
    <meta:print-date>2019-11-04T10:09:33.513893508</meta:print-date>
    <meta:document-statistic meta:table-count="1" meta:cell-count="47" meta:object-count="0"/>
    <meta:user-defined meta:name="Info 0"/>
    <meta:user-defined meta:name="Info 1"/>
    <meta:user-defined meta:name="Info 2"/>
    <meta:user-defined meta:name="Info 3"/>
  </office:meta>
</office:document-meta>
</file>